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P3" style:parent-style-name="Textbody" style:family="paragraph">
      <style:text-properties fo:background-color="#81D41A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Standard" style:family="paragraph"/>
    <style:style style:name="P22" style:parent-style-name="HTMLPreformatted" style:family="paragraph">
      <style:paragraph-properties fo:background-color="#1E1F22"/>
    </style:style>
    <style:style style:name="T23" style:parent-style-name="DefaultParagraphFont" style:family="text">
      <style:text-properties fo:color="#CF8E6D"/>
    </style:style>
    <style:style style:name="T24" style:parent-style-name="DefaultParagraphFont" style:family="text">
      <style:text-properties fo:color="#56A8F5"/>
    </style:style>
    <style:style style:name="T25" style:parent-style-name="DefaultParagraphFont" style:family="text">
      <style:text-properties fo:color="#BCBEC4"/>
    </style:style>
    <style:style style:name="T26" style:parent-style-name="DefaultParagraphFont" style:family="text">
      <style:text-properties fo:color="#CF8E6D"/>
    </style:style>
    <style:style style:name="T27" style:parent-style-name="DefaultParagraphFont" style:family="text">
      <style:text-properties fo:color="#BCBEC4"/>
    </style:style>
    <style:style style:name="T28" style:parent-style-name="DefaultParagraphFont" style:family="text">
      <style:text-properties fo:color="#CF8E6D"/>
    </style:style>
    <style:style style:name="T29" style:parent-style-name="DefaultParagraphFont" style:family="text">
      <style:text-properties fo:color="#BCBEC4"/>
    </style:style>
    <style:style style:name="T30" style:parent-style-name="DefaultParagraphFont" style:family="text">
      <style:text-properties fo:color="#CF8E6D"/>
    </style:style>
    <style:style style:name="T31" style:parent-style-name="DefaultParagraphFont" style:family="text">
      <style:text-properties fo:color="#BCBEC4"/>
    </style:style>
    <style:style style:name="T32" style:parent-style-name="DefaultParagraphFont" style:family="text">
      <style:text-properties fo:color="#BCBEC4"/>
    </style:style>
    <style:style style:name="T33" style:parent-style-name="DefaultParagraphFont" style:family="text">
      <style:text-properties fo:color="#CF8E6D"/>
    </style:style>
    <style:style style:name="T34" style:parent-style-name="DefaultParagraphFont" style:family="text">
      <style:text-properties fo:color="#BCBEC4"/>
    </style:style>
    <style:style style:name="T35" style:parent-style-name="DefaultParagraphFont" style:family="text">
      <style:text-properties fo:font-style="italic" style:font-style-asian="italic" style:font-style-complex="italic" fo:color="#BCBEC4"/>
    </style:style>
    <style:style style:name="T36" style:parent-style-name="DefaultParagraphFont" style:family="text">
      <style:text-properties fo:color="#BCBEC4"/>
    </style:style>
    <style:style style:name="T37" style:parent-style-name="DefaultParagraphFont" style:family="text">
      <style:text-properties fo:color="#BCBEC4"/>
    </style:style>
    <style:style style:name="T38" style:parent-style-name="DefaultParagraphFont" style:family="text">
      <style:text-properties fo:color="#CF8E6D"/>
    </style:style>
    <style:style style:name="T39" style:parent-style-name="DefaultParagraphFont" style:family="text">
      <style:text-properties fo:color="#BCBEC4"/>
    </style:style>
    <style:style style:name="T40" style:parent-style-name="DefaultParagraphFont" style:family="text">
      <style:text-properties fo:font-style="italic" style:font-style-asian="italic" style:font-style-complex="italic" fo:color="#BCBEC4"/>
    </style:style>
    <style:style style:name="T41" style:parent-style-name="DefaultParagraphFont" style:family="text">
      <style:text-properties fo:color="#BCBEC4"/>
    </style:style>
    <style:style style:name="T42" style:parent-style-name="DefaultParagraphFont" style:family="text">
      <style:text-properties fo:color="#BCBEC4"/>
    </style:style>
    <style:style style:name="T43" style:parent-style-name="DefaultParagraphFont" style:family="text">
      <style:text-properties fo:color="#BCBEC4"/>
    </style:style>
    <style:style style:name="T44" style:parent-style-name="DefaultParagraphFont" style:family="text">
      <style:text-properties fo:color="#CF8E6D"/>
    </style:style>
    <style:style style:name="T45" style:parent-style-name="DefaultParagraphFont" style:family="text">
      <style:text-properties fo:color="#BCBEC4"/>
    </style:style>
    <style:style style:name="T46" style:parent-style-name="DefaultParagraphFont" style:family="text">
      <style:text-properties fo:color="#BCBEC4"/>
    </style:style>
    <style:style style:name="T47" style:parent-style-name="DefaultParagraphFont" style:family="text">
      <style:text-properties fo:color="#BCBEC4"/>
    </style:style>
    <style:style style:name="T48" style:parent-style-name="DefaultParagraphFont" style:family="text">
      <style:text-properties fo:color="#BCBEC4"/>
    </style:style>
    <style:style style:name="T49" style:parent-style-name="DefaultParagraphFont" style:family="text">
      <style:text-properties fo:color="#CF8E6D"/>
    </style:style>
    <style:style style:name="T50" style:parent-style-name="DefaultParagraphFont" style:family="text">
      <style:text-properties fo:color="#BCBEC4"/>
    </style:style>
    <style:style style:name="T51" style:parent-style-name="DefaultParagraphFont" style:family="text">
      <style:text-properties fo:color="#BCBEC4"/>
    </style:style>
    <style:style style:name="T52" style:parent-style-name="DefaultParagraphFont" style:family="text">
      <style:text-properties fo:color="#BCBEC4"/>
    </style:style>
    <style:style style:name="T53" style:parent-style-name="DefaultParagraphFont" style:family="text">
      <style:text-properties fo:color="#CF8E6D"/>
    </style:style>
    <style:style style:name="T54" style:parent-style-name="DefaultParagraphFont" style:family="text">
      <style:text-properties fo:color="#BCBEC4"/>
    </style:style>
    <style:style style:name="T55" style:parent-style-name="DefaultParagraphFont" style:family="text">
      <style:text-properties fo:color="#BCBEC4"/>
    </style:style>
    <style:style style:name="P56" style:parent-style-name="Standard" style:family="paragraph">
      <style:paragraph-properties fo:margin-left="0.5in">
        <style:tab-stops/>
      </style:paragraph-properties>
    </style:style>
    <style:style style:name="P57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59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6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6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P65" style:parent-style-name="Normal" style:family="paragraph">
      <style:text-properties fo:language="en" fo:country="US"/>
    </style:style>
    <style:style style:name="P66" style:parent-style-name="HTMLPreformatted" style:family="paragraph">
      <style:paragraph-properties fo:background-color="#1E1F22"/>
    </style:style>
    <style:style style:name="T67" style:parent-style-name="DefaultParagraphFont" style:family="text">
      <style:text-properties fo:color="#CF8E6D"/>
    </style:style>
    <style:style style:name="T68" style:parent-style-name="DefaultParagraphFont" style:family="text">
      <style:text-properties fo:color="#BCBEC4"/>
    </style:style>
    <style:style style:name="T69" style:parent-style-name="DefaultParagraphFont" style:family="text">
      <style:text-properties fo:color="#C77DBB"/>
    </style:style>
    <style:style style:name="T70" style:parent-style-name="DefaultParagraphFont" style:family="text">
      <style:text-properties fo:color="#BCBEC4"/>
    </style:style>
    <style:style style:name="T71" style:parent-style-name="DefaultParagraphFont" style:family="text">
      <style:text-properties fo:color="#BCBEC4"/>
    </style:style>
    <style:style style:name="T72" style:parent-style-name="DefaultParagraphFont" style:family="text">
      <style:text-properties fo:color="#CF8E6D"/>
    </style:style>
    <style:style style:name="T73" style:parent-style-name="DefaultParagraphFont" style:family="text">
      <style:text-properties fo:color="#BCBEC4"/>
    </style:style>
    <style:style style:name="T74" style:parent-style-name="DefaultParagraphFont" style:family="text">
      <style:text-properties fo:color="#BCBEC4"/>
    </style:style>
    <style:style style:name="P75" style:parent-style-name="Normal" style:family="paragraph">
      <style:text-properties fo:language="en" fo:country="US"/>
    </style:style>
    <style:style style:family="graphic" style:name="a2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389in" svg:stroke-color="#3465a4" draw:marker-end="a1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>Задача 10. Полный перебор. Closest Dessert Cost</text:p>
      <text:p text:style-name="Textbody"><text:span text:style-name="T2">доп условие</text:span><text:s text:c="2"/>возвращать ближайшую наименьшуюю цену десерта</text:p>
      <text:p text:style-name="P3">важний момент каждая посипка может бить не более двух раз</text:p>
      <text:p text:style-name="Standard">input: iceCreamPrices = [2, 3], toppingCosts = [4, 5], targetPrice = 18</text:p>
      <text:p text:style-name="Standard">output: 17 ---» like scream = 3 and toppingCosts[0]*1 = 4 and toppingCosts[1]*2 = 10</text:p>
      <text:p text:style-name="Standard"/>
      <text:p text:style-name="Standard">решение:</text:p>
      <text:p text:style-name="Standard">1) перебираем все мороженние</text:p>
      <text:p text:style-name="Standard">2) на каждом шаге добавляем посипку и сравниваем с таргет ценой</text:p>
      <text:p text:style-name="Standard">в данной задаче имеем три варианта</text:p>
      <text:list text:style-name="LFO1" text:continue-numbering="true">
        <text:list-item>
          <text:p text:style-name="P4">добавить 0 раз посипок</text:p>
        </text:list-item>
        <text:list-item>
          <text:p text:style-name="P5">добавить 1 раз посипку</text:p>
        </text:list-item>
        <text:list-item>
          <text:p text:style-name="P6">добавить 2 раза посипку</text:p>
        </text:list-item>
      </text:list>
      <text:p text:style-name="Standard"/>
      <text:p text:style-name="Standard"/>
      <text:p text:style-name="P7"><text:tab/>пример для мороженного базовая<text:s/>стоимость = 2</text:p>
      <text:p text:style-name="Standard"><draw:custom-shape svg:x="2.95709in" svg:y="0in" svg:width="1.30556in" svg:height="0.36806in" draw:z-index="251658240" draw:id="id0" draw:style-name="a0" draw:name="Фігура 1" text:anchor-type="paragraph"><svg:title/><svg:desc/><text:p text:style-name="P8">2, [4,5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onnector draw:type="line" svg:x1="4.2626in" svg:y1="0.12087in" svg:x2="5.49593in" svg:y2="0.51045in" draw:z-index="251659264" draw:id="id1" draw:style-name="a2" draw:name="Лінія 3" text:anchor-type="paragraph"><svg:title/><svg:desc/></draw:connector><draw:connector draw:type="line" svg:x1="2.9561in" svg:y1="0.11378in" svg:x2="1.7811in" svg:y2="0.50336in" draw:z-index="2" draw:id="id2" draw:style-name="a3" draw:name="Лінія 1" text:anchor-type="paragraph"><svg:title/><svg:desc/></draw:connector></text:p>
      <text:p text:style-name="Standard"><draw:connector draw:type="line" svg:x1="3.6063in" svg:y1="0.17638in" svg:x2="3.6063in" svg:y2="0.36943in" draw:z-index="3" draw:id="id3" draw:style-name="a4" draw:name="Вертикальна лінія 1" text:anchor-type="paragraph"><svg:title/><svg:desc/></draw:connector></text:p>
      <text:p text:style-name="Standard"><draw:custom-shape svg:x="2.80551in" svg:y="0.17835in" svg:width="1.30556in" svg:height="0.36806in" draw:z-index="6" draw:id="id4" draw:style-name="a5" draw:name="Фігура 4" text:anchor-type="paragraph"><svg:title/><svg:desc/><text:p text:style-name="P9">6, [5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74921in" svg:y="0.15197in" svg:width="1.30556in" svg:height="0.36806in" draw:z-index="4" draw:id="id5" draw:style-name="a6" draw:name="Фігура 2" text:anchor-type="paragraph"><svg:title/><svg:desc/><text:p text:style-name="P10">2, [5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draw:custom-shape svg:x="5.3311in" svg:y="0.01614in" svg:width="1.30556in" svg:height="0.36806in" draw:z-index="5" draw:id="id6" draw:style-name="a7" draw:name="Фігура 3" text:anchor-type="paragraph"><svg:title/><svg:desc/><text:p text:style-name="P11">10, [5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draw:connector draw:type="line" svg:x1="0.74911in" svg:y1="0.06378in" svg:x2="-0.2252in" svg:y2="0.34364in" draw:z-index="16" draw:id="id7" draw:style-name="a8" draw:name="Лінія 2" text:anchor-type="paragraph"><svg:title/><svg:desc/></draw:connector><draw:connector draw:type="line" svg:x1="1.2029in" svg:y1="0.10709in" svg:x2="0.87165in" svg:y2="0.33695in" draw:z-index="17" draw:id="id8" draw:style-name="a9" draw:name="Лінія 4" text:anchor-type="paragraph"><svg:title/><svg:desc/></draw:connector><draw:connector draw:type="line" svg:x1="1.55in" svg:y1="0.13661in" svg:x2="1.61528in" svg:y2="0.31648in" draw:z-index="18" draw:id="id9" draw:style-name="a10" draw:name="Лінія 5" text:anchor-type="paragraph"><svg:title/><svg:desc/></draw:connector><draw:connector draw:type="line" svg:x1="3.06533in" svg:y1="0.16339in" svg:x2="2.66811in" svg:y2="0.35297in" draw:z-index="19" draw:id="id10" draw:style-name="a11" draw:name="Лінія 6" text:anchor-type="paragraph"><svg:title/><svg:desc/></draw:connector><draw:connector draw:type="line" svg:x1="3.46865in" svg:y1="0.16339in" svg:x2="3.42559in" svg:y2="0.35297in" draw:z-index="20" draw:id="id11" draw:style-name="a12" draw:name="Лінія 7" text:anchor-type="paragraph"><svg:title/><svg:desc/></draw:connector><draw:connector draw:type="line" svg:x1="3.95984in" svg:y1="0.16339in" svg:x2="4.17581in" svg:y2="0.41755in" draw:z-index="21" draw:id="id12" draw:style-name="a13" draw:name="Лінія 8" text:anchor-type="paragraph"><svg:title/><svg:desc/></draw:connector></text:p>
      <text:p text:style-name="Standard"><draw:custom-shape svg:x="-0.5563in" svg:y="0.15197in" svg:width="0.64861in" svg:height="0.36806in" draw:z-index="7" draw:id="id13" draw:style-name="a14" draw:name="Фігура 5" text:anchor-type="paragraph"><svg:title/><svg:desc/><text:p text:style-name="P12">2, [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44646in" svg:y="0.14528in" svg:width="0.64861in" svg:height="0.36806in" draw:z-index="8" draw:id="id14" draw:style-name="a15" draw:name="Фігура 6" text:anchor-type="paragraph"><svg:title/><svg:desc/><text:p text:style-name="P13">7, [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1.37008in" svg:y="0.16614in" svg:width="0.64861in" svg:height="0.36806in" draw:z-index="9" draw:id="id15" draw:style-name="a16" draw:name="Фігура 7" text:anchor-type="paragraph"><svg:title/><svg:desc/><text:p text:style-name="P14">12, [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65906in" svg:y="0.16614in" svg:width="0.72778in" svg:height="0.36806in" draw:z-index="15" draw:id="id16" draw:style-name="a17" draw:name="Фігура 13" text:anchor-type="paragraph"><svg:title/><svg:desc/><text:p text:style-name="P15">20, [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onnector draw:type="line" svg:x1="5.5172in" svg:y1="0.00079in" svg:x2="5.15748in" svg:y2="0.2112in" draw:z-index="22" draw:id="id17" draw:style-name="a18" draw:name="Лінія 9" text:anchor-type="paragraph"><svg:title/><svg:desc/></draw:connector><draw:connector draw:type="line" svg:x1="5.93661in" svg:y1="0.00079in" svg:x2="5.93661in" svg:y2="0.16051in" draw:z-index="23" draw:id="id18" draw:style-name="a19" draw:name="Вертикальна лінія 2" text:anchor-type="paragraph"><svg:title/><svg:desc/></draw:connector><draw:connector draw:type="line" svg:x1="6.63661in" svg:y1="0.00079in" svg:x2="6.92411in" svg:y2="0.16607in" draw:z-index="24" draw:id="id19" draw:style-name="a20" draw:name="Лінія 10" text:anchor-type="paragraph"><svg:title/><svg:desc/></draw:connector></text:p>
      <text:p text:style-name="Standard"><draw:custom-shape svg:x="2.25in" svg:y="0.00354in" svg:width="0.62778in" svg:height="0.36806in" draw:z-index="10" draw:id="id20" draw:style-name="a21" draw:name="Фігура 8" text:anchor-type="paragraph"><svg:title/><svg:desc/><text:p text:style-name="P16">6, [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3.03622in" svg:y="0.01929in" svg:width="0.62778in" svg:height="0.36806in" draw:z-index="12" draw:id="id21" draw:style-name="a22" draw:name="Фігура 10" text:anchor-type="paragraph"><svg:title/><svg:desc/><text:p text:style-name="P17">11, [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3.9311in" svg:y="0.03386in" svg:width="0.62778in" svg:height="0.36806in" draw:z-index="11" draw:id="id22" draw:style-name="a23" draw:name="Фігура 9" text:anchor-type="paragraph"><svg:title/><svg:desc/><text:p text:style-name="P18">16, [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4.79016in" svg:y="0.02008in" svg:width="0.72778in" svg:height="0.36806in" draw:z-index="13" draw:id="id23" draw:style-name="a24" draw:name="Фігура 11" text:anchor-type="paragraph"><svg:title/><svg:desc/><text:p text:style-name="P19">10, [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5.72835in" svg:y="0.00984in" svg:width="0.72778in" svg:height="0.36806in" draw:z-index="14" draw:id="id24" draw:style-name="a25" draw:name="Фігура 12" text:anchor-type="paragraph"><svg:title/><svg:desc/><text:p text:style-name="P20">15, [], 18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/>
      <text:p text:style-name="Standard"/>
      <text:list text:style-name="LFO2" text:continue-numbering="true">
        <text:list-item>
          <text:p text:style-name="P21">напишем ф-ю которая возвращает ближайшую цену</text:p>
        </text:list-item>
        <text:list-item>
          <text:p text:style-name="P22"><text:span text:style-name="T23">public int<text:s/></text:span><text:span text:style-name="T24">getClosesPrice</text:span><text:span text:style-name="T25">(</text:span><text:span text:style-name="T26">int<text:s/></text:span><text:span text:style-name="T27">desertPrice,<text:s/></text:span><text:span text:style-name="T28">int<text:s/></text:span><text:span text:style-name="T29">closesPrice,<text:s/></text:span><text:span text:style-name="T30">int<text:s/></text:span><text:span text:style-name="T31">targetPrice) {</text:span><text:span text:style-name="T32"><text:line-break/><text:s text:c="4"/></text:span><text:span text:style-name="T33">int<text:s/></text:span><text:span text:style-name="T34">currentPriceDiff = Math.</text:span><text:span text:style-name="T35">abs</text:span><text:span text:style-name="T36">(targetPrice - desertPrice);</text:span><text:span text:style-name="T37"><text:line-break/><text:s text:c="4"/></text:span><text:span text:style-name="T38">int<text:s/></text:span><text:span text:style-name="T39">closetPriceDiff = Math.</text:span><text:span text:style-name="T40">abs</text:span><text:span text:style-name="T41">(targetPrice - closesPrice);</text:span><text:span text:style-name="T42"><text:line-break/></text:span><text:span text:style-name="T43"><text:line-break/><text:s text:c="4"/></text:span><text:span text:style-name="T44">if<text:s/></text:span><text:span text:style-name="T45">(currentPriceDiff &lt; closetPriceDiff ||</text:span><text:span text:style-name="T46"><text:line-break/><text:s text:c="12"/>(currentPriceDiff == closetPriceDiff &amp;&amp; desertPrice &lt; closesPrice)</text:span><text:span text:style-name="T47"><text:line-break/><text:s text:c="4"/>) {</text:span><text:span text:style-name="T48"><text:line-break/><text:s text:c="8"/></text:span><text:span text:style-name="T49">return<text:s/></text:span><text:span text:style-name="T50">desertPrice;</text:span><text:span text:style-name="T51"><text:line-break/><text:s text:c="4"/>}</text:span><text:span text:style-name="T52"><text:line-break/><text:s text:c="4"/></text:span><text:span text:style-name="T53">return<text:s/></text:span><text:span text:style-name="T54">closesPrice;</text:span><text:span text:style-name="T55"><text:line-break/>}</text:span></text:p>
        </text:list-item>
      </text:list>
      <text:p text:style-name="P56"/>
      <text:p text:style-name="Standard">2) при виходе из рекурсии по базовому случаю проверяем последний елемент на лучший вариант</text:p>
      <text:p text:style-name="P57"><text:span text:style-name="T58">// check last variant before end !!!</text:span><text:span text:style-name="T59"><text:line-break/></text:span><text:span text:style-name="T60">closesPrice[</text:span><text:span text:style-name="T61">0</text:span><text:span text:style-name="T62">] = getClosesPrice(desertPrice, closesPrice[</text:span><text:span text:style-name="T63">0</text:span><text:span text:style-name="T64">], targetPrice);</text:span></text:p>
      <text:p text:style-name="P65">Base case:</text:p>
      <text:p text:style-name="P66"><text:span text:style-name="T67">if<text:s/></text:span><text:span text:style-name="T68">(desertPrice &gt; targetPrice || startIndex == toppingCosts.</text:span><text:span text:style-name="T69">length</text:span><text:span text:style-name="T70">) {</text:span><text:span text:style-name="T71"><text:line-break/><text:s text:c="4"/></text:span><text:span text:style-name="T72">return</text:span><text:span text:style-name="T73">;</text:span><text:span text:style-name="T74"><text:line-break/>}</text:span></text:p>
      <text:p text:style-name="P75"/>
      <text:p text:style-name="Normal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A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A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4-02-04T08:20:00Z</meta:creation-date>
    <dc:date>2024-02-04T10:44:00Z</dc:date>
    <meta:template xlink:href="Normal.dotm" xlink:type="simple"/>
    <meta:editing-cycles>7</meta:editing-cycles>
    <meta:editing-duration>PT5220S</meta:editing-duration>
    <meta:document-statistic meta:page-count="2" meta:paragraph-count="2" meta:word-count="203" meta:character-count="1364" meta:row-count="9" meta:non-whitespace-character-count="1163"/>
  </office:meta>
</office:document-meta>
</file>